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OpenSans" svg:font-family="OpenSans, Arial"/>
    <style:font-face style:name="OpenSymbol" svg:font-family="OpenSymbol, 'Arial Unicode MS'"/>
    <style:font-face style:name="Symbol" svg:font-family="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875in" style:rel-column-width="18359*"/>
    </style:style>
    <style:style style:name="Table1.B" style:family="table-column">
      <style:table-column-properties style:column-width="3.8771in" style:rel-column-width="37962*"/>
    </style:style>
    <style:style style:name="Table1.C" style:family="table-column">
      <style:table-column-properties style:column-width="0.941in" style:rel-column-width="921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in" fo:margin-bottom="0in" loext:contextual-spacing="false" fo:text-align="start" style:justify-single-word="false"/>
      <style:text-properties fo:font-weight="normal" officeooo:paragraph-rsid="000c6922" style:font-weight-asian="normal" style:font-weight-complex="normal"/>
    </style:style>
    <style:style style:name="P2" style:family="paragraph" style:parent-style-name="Standard">
      <style:paragraph-properties fo:margin-top="0in" fo:margin-bottom="0in" loext:contextual-spacing="false" fo:text-align="start" style:justify-single-word="false">
        <style:tab-stops>
          <style:tab-stop style:position="1.6874in"/>
        </style:tab-stops>
      </style:paragraph-properties>
      <style:text-properties fo:font-weight="normal" officeooo:paragraph-rsid="000c6922" style:font-weight-asian="normal" style:font-weight-complex="normal"/>
    </style:style>
    <style:style style:name="P3" style:family="paragraph" style:parent-style-name="Standard">
      <style:paragraph-properties fo:margin-top="0in" fo:margin-bottom="0in" loext:contextual-spacing="false" fo:text-align="start" style:justify-single-word="false">
        <style:tab-stops>
          <style:tab-stop style:position="1.6874in"/>
        </style:tab-stops>
      </style:paragraph-properties>
      <style:text-properties fo:font-weight="normal" officeooo:paragraph-rsid="003f412e" style:font-weight-asian="normal" style:font-weight-complex="normal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>
        <style:tab-stops>
          <style:tab-stop style:position="1.6874in"/>
        </style:tab-stops>
      </style:paragraph-properties>
      <style:text-properties fo:font-weight="normal" officeooo:paragraph-rsid="003f412e" style:font-weight-asian="normal" style:font-weight-complex="normal"/>
    </style:style>
    <style:style style:name="P5" style:family="paragraph" style:parent-style-name="Standard">
      <style:paragraph-properties fo:margin-top="0.0598in" fo:margin-bottom="0.0598in" loext:contextual-spacing="false" fo:text-align="center" style:justify-single-word="false"/>
      <style:text-properties fo:font-weight="bold" officeooo:paragraph-rsid="000c6922" style:font-weight-asian="bold" style:font-weight-complex="bold"/>
    </style:style>
    <style:style style:name="P6" style:family="paragraph" style:parent-style-name="Standard">
      <style:paragraph-properties fo:margin-top="0.0598in" fo:margin-bottom="0.0598in" loext:contextual-spacing="false" fo:text-align="center" style:justify-single-word="false"/>
      <style:text-properties fo:font-variant="normal" fo:text-transform="none" fo:color="#333333" style:font-name="OpenSans" fo:font-size="10.5pt" fo:letter-spacing="normal" fo:font-style="normal" fo:font-weight="normal" officeooo:rsid="004e574e" officeooo:paragraph-rsid="004e574e" style:font-size-asian="10.5pt" style:font-style-asian="normal" style:font-weight-asian="normal" style:font-name-complex="OpenSans"/>
    </style:style>
    <style:style style:name="P7" style:family="paragraph" style:parent-style-name="Standard">
      <style:paragraph-properties fo:margin-top="0.0598in" fo:margin-bottom="0.0598in" loext:contextual-spacing="false" fo:text-align="start" style:justify-single-word="false"/>
      <style:text-properties fo:font-variant="normal" fo:text-transform="none" fo:color="#333333" style:font-name="OpenSans" fo:font-size="10.5pt" fo:letter-spacing="normal" fo:font-style="normal" style:text-underline-style="solid" style:text-underline-width="auto" style:text-underline-color="font-color" fo:font-weight="normal" officeooo:rsid="004e574e" officeooo:paragraph-rsid="004e574e" style:font-size-asian="10.5pt" style:font-style-asian="normal" style:font-weight-asian="normal" style:font-name-complex="OpenSans" style:font-weight-complex="normal"/>
    </style:style>
    <style:style style:name="P8" style:family="paragraph" style:parent-style-name="Standard">
      <style:paragraph-properties fo:margin-top="0.0598in" fo:margin-bottom="0.0598in" loext:contextual-spacing="false" fo:text-align="start" style:justify-single-word="false"/>
      <style:text-properties fo:font-variant="normal" fo:text-transform="none" fo:color="#333333" style:font-name="OpenSans" fo:font-size="10.5pt" fo:letter-spacing="normal" fo:font-style="normal" style:text-underline-style="solid" style:text-underline-width="auto" style:text-underline-color="font-color" fo:font-weight="normal" officeooo:rsid="004f5a2a" officeooo:paragraph-rsid="004f5a2a" style:font-size-asian="10.5pt" style:font-style-asian="normal" style:font-weight-asian="normal" style:font-name-complex="OpenSans" style:font-weight-complex="normal"/>
    </style:style>
    <style:style style:name="P9" style:family="paragraph" style:parent-style-name="Standard">
      <style:paragraph-properties fo:margin-top="0.0598in" fo:margin-bottom="0.0598in" loext:contextual-spacing="false" fo:text-align="justify" style:justify-single-word="false"/>
      <style:text-properties officeooo:rsid="0030c776" officeooo:paragraph-rsid="0033bdaa" fo:background-color="transparent"/>
    </style:style>
    <style:style style:name="P10" style:family="paragraph" style:parent-style-name="Table_20_Contents">
      <style:paragraph-properties fo:text-align="start" style:justify-single-word="false"/>
      <style:text-properties fo:font-size="10pt" fo:font-weight="bold" officeooo:rsid="001d098f" officeooo:paragraph-rsid="001dab84" fo:background-color="transparent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0pt" fo:font-weight="bold" officeooo:rsid="001d098f" officeooo:paragraph-rsid="001d098f" fo:background-color="transparent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ize="10pt" fo:font-weight="bold" officeooo:rsid="0020d206" officeooo:paragraph-rsid="0020d206" fo:background-color="transparent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ize="10pt" fo:font-weight="bold" officeooo:rsid="0024a3fc" officeooo:paragraph-rsid="0024a3fc" fo:background-color="transparent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0pt" fo:font-weight="bold" officeooo:rsid="002cec5b" officeooo:paragraph-rsid="002cec5b" fo:background-color="transparent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10pt" fo:font-weight="bold" officeooo:rsid="0030c776" officeooo:paragraph-rsid="0030c776" fo:background-color="transparent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10pt" fo:font-weight="bold" officeooo:rsid="00348748" officeooo:paragraph-rsid="00348748" fo:background-color="transparent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10pt" fo:font-weight="bold" officeooo:rsid="0037f329" officeooo:paragraph-rsid="0037f329" fo:background-color="transparent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size="10pt" fo:font-weight="bold" officeooo:rsid="0040880b" officeooo:paragraph-rsid="0040880b" fo:background-color="transparent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10pt" fo:font-weight="bold" officeooo:rsid="004f5a2a" officeooo:paragraph-rsid="004f5a2a" fo:background-color="transparent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size="10pt" fo:font-weight="bold" officeooo:rsid="0050da44" officeooo:paragraph-rsid="0050da44" fo:background-color="transparent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10pt" fo:font-weight="bold" officeooo:rsid="0050da44" officeooo:paragraph-rsid="0052b96b" fo:background-color="transparent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size="10pt" fo:font-weight="bold" officeooo:rsid="0052b96b" officeooo:paragraph-rsid="0052b96b" fo:background-color="transparent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1d098f" officeooo:paragraph-rsid="001d098f" fo:background-color="transparent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officeooo:rsid="0041520e" officeooo:paragraph-rsid="0042041e" fo:background-color="transparent"/>
    </style:style>
    <style:style style:name="P25" style:family="paragraph" style:parent-style-name="Table_20_Contents">
      <style:paragraph-properties fo:text-align="start" style:justify-single-word="false"/>
      <style:text-properties officeooo:rsid="0041520e" officeooo:paragraph-rsid="0041520e" fo:background-color="transparent"/>
    </style:style>
    <style:style style:name="P26" style:family="paragraph" style:parent-style-name="Table_20_Contents">
      <style:paragraph-properties fo:text-align="start" style:justify-single-word="false"/>
      <style:text-properties officeooo:rsid="0030c776" officeooo:paragraph-rsid="0030c776" fo:background-color="transparent"/>
    </style:style>
    <style:style style:name="P27" style:family="paragraph" style:parent-style-name="Table_20_Contents">
      <style:paragraph-properties fo:text-align="start" style:justify-single-word="false"/>
      <style:text-properties officeooo:rsid="002cec5b" officeooo:paragraph-rsid="002cec5b" fo:background-color="transparent"/>
    </style:style>
    <style:style style:name="P28" style:family="paragraph" style:parent-style-name="Table_20_Contents">
      <style:paragraph-properties fo:text-align="start" style:justify-single-word="false"/>
      <style:text-properties officeooo:rsid="0024a3fc" officeooo:paragraph-rsid="0024a3fc" fo:background-color="transparent"/>
    </style:style>
    <style:style style:name="P29" style:family="paragraph" style:parent-style-name="Table_20_Contents">
      <style:paragraph-properties fo:text-align="start" style:justify-single-word="false"/>
      <style:text-properties officeooo:rsid="003036b8" officeooo:paragraph-rsid="003036b8" fo:background-color="transparent"/>
    </style:style>
    <style:style style:name="P30" style:family="paragraph" style:parent-style-name="Table_20_Contents">
      <style:paragraph-properties fo:text-align="start" style:justify-single-word="false"/>
      <style:text-properties officeooo:rsid="0035b661" officeooo:paragraph-rsid="00391632" fo:background-color="transparent"/>
    </style:style>
    <style:style style:name="P31" style:family="paragraph" style:parent-style-name="Table_20_Contents">
      <style:paragraph-properties fo:text-align="start" style:justify-single-word="false"/>
      <style:text-properties officeooo:rsid="0035c8cc" officeooo:paragraph-rsid="0037f329" fo:background-color="transparent"/>
    </style:style>
    <style:style style:name="P32" style:family="paragraph" style:parent-style-name="Table_20_Contents">
      <style:paragraph-properties fo:text-align="start" style:justify-single-word="false"/>
      <style:text-properties officeooo:paragraph-rsid="001dab84" fo:background-color="transparent"/>
    </style:style>
    <style:style style:name="P33" style:family="paragraph" style:parent-style-name="Table_20_Contents">
      <style:paragraph-properties fo:text-align="start" style:justify-single-word="false"/>
      <style:text-properties officeooo:paragraph-rsid="0020d206" fo:background-color="transparent"/>
    </style:style>
    <style:style style:name="P34" style:family="paragraph" style:parent-style-name="Table_20_Contents">
      <style:paragraph-properties fo:text-align="center" style:justify-single-word="false"/>
      <style:text-properties fo:background-color="transparent"/>
    </style:style>
    <style:style style:name="P35" style:family="paragraph" style:parent-style-name="Table_20_Contents">
      <style:paragraph-properties fo:text-align="start" style:justify-single-word="false"/>
      <style:text-properties officeooo:rsid="003a590b" officeooo:paragraph-rsid="003a590b" fo:background-color="transparent"/>
    </style:style>
    <style:style style:name="P36" style:family="paragraph" style:parent-style-name="Table_20_Contents">
      <style:paragraph-properties fo:text-align="start" style:justify-single-word="false"/>
      <style:text-properties officeooo:rsid="003a590b" officeooo:paragraph-rsid="003b7ac1" fo:background-color="transparent"/>
    </style:style>
    <style:style style:name="P37" style:family="paragraph" style:parent-style-name="Table_20_Contents">
      <style:paragraph-properties fo:text-align="start" style:justify-single-word="false"/>
      <style:text-properties officeooo:rsid="004970ef" officeooo:paragraph-rsid="004970ef" fo:background-color="transparent"/>
    </style:style>
    <style:style style:name="P38" style:family="paragraph" style:parent-style-name="Standard" style:master-page-name="Standard">
      <style:paragraph-properties fo:margin-top="0in" fo:margin-bottom="0in" loext:contextual-spacing="false" fo:text-align="start" style:justify-single-word="false" style:page-number="auto">
        <style:tab-stops>
          <style:tab-stop style:position="1.6874in"/>
        </style:tab-stops>
      </style:paragraph-properties>
      <style:text-properties fo:font-weight="normal" officeooo:paragraph-rsid="000c6922" style:font-weight-asian="normal" style:font-weight-complex="normal"/>
    </style:style>
    <style:style style:name="P39" style:family="paragraph" style:parent-style-name="Standard" style:list-style-name="L6" style:master-page-name="">
      <loext:graphic-properties draw:fill-image-width="0in" draw:fill-image-height="0in"/>
      <style:paragraph-properties fo:margin-top="0in" fo:margin-bottom="0in" loext:contextual-spacing="false" fo:text-align="justify" style:justify-single-word="false" style:page-number="auto" style:shadow="none">
        <style:tab-stops/>
      </style:paragraph-properties>
      <style:text-properties fo:font-weight="normal" officeooo:rsid="0012dd5e" officeooo:paragraph-rsid="0037f329" fo:background-color="transparent" style:font-weight-asian="normal" style:font-weight-complex="normal"/>
    </style:style>
    <style:style style:name="P40" style:family="paragraph" style:parent-style-name="Standard" style:list-style-name="L6">
      <loext:graphic-properties draw:fill-image-width="0in" draw:fill-image-height="0in"/>
      <style:paragraph-properties fo:margin-top="0in" fo:margin-bottom="0in" loext:contextual-spacing="false" fo:text-align="justify" style:justify-single-word="false" style:shadow="none">
        <style:tab-stops/>
      </style:paragraph-properties>
      <style:text-properties fo:font-weight="normal" officeooo:rsid="0035c8cc" officeooo:paragraph-rsid="0037f329" fo:background-color="transparent" style:font-weight-asian="normal" style:font-weight-complex="normal"/>
    </style:style>
    <style:style style:name="P41" style:family="paragraph" style:parent-style-name="Standard" style:list-style-name="L6">
      <loext:graphic-properties draw:fill-image-width="0in" draw:fill-image-height="0in"/>
      <style:paragraph-properties fo:margin-top="0in" fo:margin-bottom="0in" loext:contextual-spacing="false" fo:text-align="justify" style:justify-single-word="false" style:shadow="none">
        <style:tab-stops/>
      </style:paragraph-properties>
      <style:text-properties fo:font-weight="normal" officeooo:rsid="00363739" officeooo:paragraph-rsid="0037f329" fo:background-color="transparent" style:font-weight-asian="normal" style:font-weight-complex="normal"/>
    </style:style>
    <style:style style:name="P42" style:family="paragraph" style:parent-style-name="Standard" style:list-style-name="L4">
      <style:paragraph-properties fo:margin-top="0.0598in" fo:margin-bottom="0.0598in" loext:contextual-spacing="false" fo:text-align="justify" style:justify-single-word="false"/>
      <style:text-properties fo:font-weight="normal" officeooo:rsid="0030c776" officeooo:paragraph-rsid="00544846" fo:background-color="transparent" style:font-weight-asian="normal" style:font-weight-complex="normal"/>
    </style:style>
    <style:style style:name="P43" style:family="paragraph" style:parent-style-name="Table_20_Contents" style:list-style-name="L1">
      <style:paragraph-properties fo:text-align="start" style:justify-single-word="false"/>
      <style:text-properties officeooo:rsid="0024a3fc" officeooo:paragraph-rsid="0024a3fc" fo:background-color="transparent"/>
    </style:style>
    <style:style style:name="P44" style:family="paragraph" style:parent-style-name="Table_20_Contents">
      <style:paragraph-properties fo:text-align="start" style:justify-single-word="false"/>
      <style:text-properties officeooo:rsid="004a5f5b" officeooo:paragraph-rsid="004a5f5b" fo:background-color="transparent"/>
    </style:style>
    <style:style style:name="P45" style:family="paragraph" style:parent-style-name="Table_20_Contents" style:list-style-name="L2">
      <style:paragraph-properties fo:text-align="start" style:justify-single-word="false"/>
      <style:text-properties officeooo:rsid="00274674" officeooo:paragraph-rsid="00274674" fo:background-color="transparent"/>
    </style:style>
    <style:style style:name="P46" style:family="paragraph" style:parent-style-name="Table_20_Contents" style:list-style-name="L3">
      <style:paragraph-properties fo:text-align="start" style:justify-single-word="false"/>
      <style:text-properties officeooo:rsid="003036b8" officeooo:paragraph-rsid="003036b8" fo:background-color="transparent"/>
    </style:style>
    <style:style style:name="P47" style:family="paragraph" style:parent-style-name="Table_20_Contents" style:list-style-name="L3">
      <style:paragraph-properties fo:text-align="start" style:justify-single-word="false"/>
      <style:text-properties officeooo:rsid="0030c776" officeooo:paragraph-rsid="0030c776" fo:background-color="transparent"/>
    </style:style>
    <style:style style:name="P48" style:family="paragraph" style:parent-style-name="Table_20_Contents" style:list-style-name="L5">
      <style:paragraph-properties fo:text-align="start" style:justify-single-word="false"/>
      <style:text-properties officeooo:rsid="0035b661" officeooo:paragraph-rsid="00391632" fo:background-color="transparent"/>
    </style:style>
    <style:style style:name="P49" style:family="paragraph" style:parent-style-name="Table_20_Contents" style:list-style-name="L5">
      <style:paragraph-properties fo:text-align="start" style:justify-single-word="false"/>
      <style:text-properties officeooo:rsid="00391632" officeooo:paragraph-rsid="00391632" fo:background-color="transparent"/>
    </style:style>
    <style:style style:name="P50" style:family="paragraph" style:parent-style-name="Table_20_Contents">
      <style:paragraph-properties fo:text-align="start" style:justify-single-word="false"/>
      <style:text-properties officeooo:rsid="004b49e9" officeooo:paragraph-rsid="003a590b" fo:background-color="transparent"/>
    </style:style>
    <style:style style:name="P51" style:family="paragraph" style:parent-style-name="Table_20_Contents">
      <style:paragraph-properties fo:text-align="start" style:justify-single-word="false"/>
      <style:text-properties officeooo:rsid="004b49e9" officeooo:paragraph-rsid="003b7ac1" fo:background-color="transparent"/>
    </style:style>
    <style:style style:name="P52" style:family="paragraph" style:parent-style-name="Table_20_Contents" style:list-style-name="L7">
      <style:paragraph-properties fo:text-align="start" style:justify-single-word="false"/>
      <style:text-properties officeooo:rsid="003a590b" officeooo:paragraph-rsid="003b7ac1" fo:background-color="transparent"/>
    </style:style>
    <style:style style:name="P53" style:family="paragraph" style:parent-style-name="Table_20_Contents" style:list-style-name="L7">
      <style:paragraph-properties fo:text-align="start" style:justify-single-word="false"/>
      <style:text-properties officeooo:rsid="003b7ac1" officeooo:paragraph-rsid="003b7ac1" fo:background-color="transparent"/>
    </style:style>
    <style:style style:name="P54" style:family="paragraph" style:parent-style-name="Table_20_Contents">
      <style:paragraph-properties fo:text-align="start" style:justify-single-word="false"/>
      <style:text-properties officeooo:rsid="004cc343" officeooo:paragraph-rsid="0041932c" fo:background-color="transparent"/>
    </style:style>
    <style:style style:name="P55" style:family="paragraph" style:parent-style-name="Table_20_Contents">
      <style:paragraph-properties fo:text-align="center" style:justify-single-word="false"/>
      <style:text-properties fo:background-color="transparent"/>
    </style:style>
    <style:style style:name="P56" style:family="paragraph" style:parent-style-name="Table_20_Contents">
      <style:paragraph-properties fo:text-align="start" style:justify-single-word="false"/>
      <style:text-properties officeooo:rsid="0058623c" officeooo:paragraph-rsid="0058623c" fo:background-color="transparent"/>
    </style:style>
    <style:style style:name="P57" style:family="paragraph" style:parent-style-name="Table_20_Contents">
      <style:paragraph-properties fo:text-align="start" style:justify-single-word="false"/>
      <style:text-properties fo:font-size="10pt" fo:font-weight="bold" officeooo:rsid="0040880b" officeooo:paragraph-rsid="0058623c" fo:background-color="transparent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font-size="10pt" fo:font-weight="bold" officeooo:rsid="0058623c" officeooo:paragraph-rsid="0058623c" fo:background-color="transparent" style:font-size-asian="10pt" style:font-weight-asian="bold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ab84" style:font-weight-asian="normal" style:font-weight-complex="normal"/>
    </style:style>
    <style:style style:name="T3" style:family="text">
      <style:text-properties fo:font-weight="normal" officeooo:rsid="0033bdaa" style:font-weight-asian="normal" style:font-weight-complex="normal"/>
    </style:style>
    <style:style style:name="T4" style:family="text">
      <style:text-properties fo:font-weight="normal" officeooo:rsid="004b49e9" style:font-weight-asian="normal" style:font-weight-complex="normal"/>
    </style:style>
    <style:style style:name="T5" style:family="text">
      <style:text-properties fo:font-weight="normal" officeooo:rsid="0052b96b" style:font-weight-asian="normal" style:font-weight-complex="normal"/>
    </style:style>
    <style:style style:name="T6" style:family="text">
      <style:text-properties officeooo:rsid="000e8c9b"/>
    </style:style>
    <style:style style:name="T7" style:family="text">
      <style:text-properties officeooo:rsid="001d098f"/>
    </style:style>
    <style:style style:name="T8" style:family="text">
      <style:text-properties officeooo:rsid="001dab84"/>
    </style:style>
    <style:style style:name="T9" style:family="text">
      <style:text-properties officeooo:rsid="0024a3fc"/>
    </style:style>
    <style:style style:name="T10" style:family="text">
      <style:text-properties officeooo:rsid="00280837"/>
    </style:style>
    <style:style style:name="T11" style:family="text">
      <style:text-properties officeooo:rsid="002a09fb"/>
    </style:style>
    <style:style style:name="T12" style:family="text">
      <style:text-properties officeooo:rsid="002f9150"/>
    </style:style>
    <style:style style:name="T13" style:family="text">
      <style:text-properties officeooo:rsid="0035b661"/>
    </style:style>
    <style:style style:name="T14" style:family="text">
      <style:text-properties officeooo:rsid="0035c8cc"/>
    </style:style>
    <style:style style:name="T15" style:family="text">
      <style:text-properties officeooo:rsid="0037f329"/>
    </style:style>
    <style:style style:name="T16" style:family="text">
      <style:text-properties officeooo:rsid="003915d5"/>
    </style:style>
    <style:style style:name="T17" style:family="text">
      <style:text-properties officeooo:rsid="003b7ac1"/>
    </style:style>
    <style:style style:name="T18" style:family="text">
      <style:text-properties officeooo:rsid="003d786e"/>
    </style:style>
    <style:style style:name="T19" style:family="text">
      <style:text-properties officeooo:rsid="000d24cb"/>
    </style:style>
    <style:style style:name="T20" style:family="text">
      <style:text-properties officeooo:rsid="0044505c"/>
    </style:style>
    <style:style style:name="T21" style:family="text">
      <style:text-properties officeooo:rsid="004a5f5b"/>
    </style:style>
    <style:style style:name="T22" style:family="text">
      <style:text-properties officeooo:rsid="004b49e9"/>
    </style:style>
    <style:style style:name="T23" style:family="text">
      <style:text-properties officeooo:rsid="0052b96b"/>
    </style:style>
    <style:style style:name="T24" style:family="text">
      <style:text-properties officeooo:rsid="00545aa5"/>
    </style:style>
    <style:style style:name="T25" style:family="text">
      <style:text-properties officeooo:rsid="0056260d"/>
    </style:style>
    <style:style style:name="T26" style:family="text">
      <style:text-properties officeooo:rsid="0058623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Course Name<text:tab/>: Introduction to Data Science</text:p>
      <text:p text:style-name="P2">Exam Type<text:tab/>: <text:span text:style-name="T19">Final</text:span></text:p>
      <text:p text:style-name="P3">Files to be submitted<text:tab/>: nameSurname.<text:span text:style-name="T18">zip file </text:span></text:p>
      <text:p text:style-name="P4"><text:span text:style-name="T18">(</text:span>nameSurname.doc, nameSurname.ipynb and <text:span text:style-name="T18">all </text:span>your data files <text:span text:style-name="T18">in text format)</text:span></text:p>
      <text:p text:style-name="P1"><text:tab/><text:tab/><text:tab/></text:p>
      <text:p text:style-name="P5"><text:span text:style-name="T6">FINAL</text:span> PROJECT <text:span text:style-name="T7">SPECIFICATION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3"/>
          </table:table-cell>
          <table:table-cell table:style-name="Table1.B1" office:value-type="string">
            <text:p text:style-name="P11">Criteria</text:p>
          </table:table-cell>
          <table:table-cell table:style-name="Table1.C1" office:value-type="string">
            <text:p text:style-name="P11">Meets Specifications</text:p>
          </table:table-cell>
        </table:table-row>
        <table:table-row>
          <table:table-cell table:style-name="Table1.A6" table:number-rows-spanned="5" office:value-type="string">
            <text:p text:style-name="P10">Part I <text:span text:style-name="T8">Project Summary</text:span></text:p>
            <text:p text:style-name="P12"/>
            <text:p text:style-name="P19">(–- required )</text:p>
          </table:table-cell>
          <table:table-cell table:style-name="Table1.B11" office:value-type="string">
            <text:p text:style-name="P32"><text:span text:style-name="T21">Write a brief </text:span><text:span text:style-name="T2">summary</text:span><text:span text:style-name="T8"> of the dataset (at most 3 sentences)</text:span></text:p>
          </table:table-cell>
          <table:table-cell table:style-name="Table1.C3" office:value-type="string">
            <text:p text:style-name="P34"/>
          </table:table-cell>
        </table:table-row>
        <table:table-row>
          <table:covered-table-cell/>
          <table:table-cell table:style-name="Table1.B11" office:value-type="string">
            <text:p text:style-name="P26"><text:span text:style-name="T21">Write the</text:span> aim of the study <text:span text:style-name="T8">(at most 3 sentences)</text:span></text:p>
          </table:table-cell>
          <table:table-cell table:style-name="Table1.C3" office:value-type="string">
            <text:p text:style-name="P34"/>
          </table:table-cell>
        </table:table-row>
        <table:table-row>
          <table:covered-table-cell/>
          <table:table-cell table:style-name="Table1.B11" office:value-type="string">
            <text:p text:style-name="P33"><text:span text:style-name="T21">Write m</text:span>ajor findings <text:span text:style-name="T8">of the analysis (at most 3 sentences)</text:span></text:p>
          </table:table-cell>
          <table:table-cell table:style-name="Table1.C6" office:value-type="string">
            <text:p text:style-name="P34"/>
          </table:table-cell>
        </table:table-row>
        <table:table-row>
          <table:covered-table-cell/>
          <table:table-cell table:style-name="Table1.B11" office:value-type="string">
            <text:p text:style-name="P27"><text:span text:style-name="T21">Write the </text:span>Web site address of the dataset<text:span text:style-name="T21">s</text:span></text:p>
          </table:table-cell>
          <table:table-cell table:style-name="Table1.C6" office:value-type="string">
            <text:p text:style-name="P34"/>
          </table:table-cell>
        </table:table-row>
        <table:table-row>
          <table:covered-table-cell/>
          <table:table-cell table:style-name="Table1.B11" office:value-type="string">
            <text:p text:style-name="P37">If <text:span text:style-name="T21">the data has already been analyzed in a web site and you have benefited from that, write that web site address</text:span></text:p>
          </table:table-cell>
          <table:table-cell table:style-name="Table1.C6" office:value-type="string">
            <text:p text:style-name="P34"/>
          </table:table-cell>
        </table:table-row>
        <table:table-row>
          <table:table-cell table:style-name="Table1.A7" office:value-type="string">
            <text:p text:style-name="P12">Part II Dataset <text:span text:style-name="T9">Description</text:span></text:p>
            <text:p text:style-name="P19">(–- required)</text:p>
          </table:table-cell>
          <table:table-cell table:style-name="Table1.B11" office:value-type="string">
            <text:p text:style-name="P28"><text:span text:style-name="T21">Present a</text:span> good description of the dataset</text:p>
            <text:list xml:id="list1886183140750999733" text:style-name="L1">
              <text:list-item>
                <text:p text:style-name="P43">How many samples are there?</text:p>
              </text:list-item>
              <text:list-item>
                <text:p text:style-name="P43">How many variables are there in your dataset?</text:p>
              </text:list-item>
              <text:list-item>
                <text:p text:style-name="P43">What are the types of each of those variables?</text:p>
              </text:list-item>
            </text:list>
          </table:table-cell>
          <table:table-cell table:style-name="Table1.C7" office:value-type="string">
            <text:p text:style-name="P34"/>
          </table:table-cell>
        </table:table-row>
        <table:table-row>
          <table:table-cell table:style-name="Table1.A8" office:value-type="string">
            <text:p text:style-name="P13">Part II Basic Descriptive Statistics</text:p>
            <text:p text:style-name="P13"/>
            <text:p text:style-name="P20">(–- <text:span text:style-name="T24">required</text:span>)</text:p>
          </table:table-cell>
          <table:table-cell table:style-name="Table1.B11" office:value-type="string">
            <text:p text:style-name="P44">Give basic statistical details about each of the variables (at least 5 columns)</text:p>
            <text:list xml:id="list3561840480150617368" text:style-name="L2">
              <text:list-item>
                <text:p text:style-name="P45">Distribution, range, min, max, percentiles…</text:p>
              </text:list-item>
              <text:list-item>
                <text:p text:style-name="P45"><text:span text:style-name="T10">A</text:span>ppropriate visual<text:span text:style-name="T10">s</text:span> (histogram, box plots…)</text:p>
              </text:list-item>
              <text:list-item>
                <text:p text:style-name="P45">Statistics about the missing values (what is the percentage)</text:p>
              </text:list-item>
              <text:list-item>
                <text:p text:style-name="P45"><text:span text:style-name="T11">O</text:span>utlier<text:span text:style-name="T11">s (how did you identify outliers)</text:span></text:p>
              </text:list-item>
            </text:list>
          </table:table-cell>
          <table:table-cell table:style-name="Table1.C8" office:value-type="string">
            <text:p text:style-name="P34"/>
          </table:table-cell>
        </table:table-row>
        <table:table-row>
          <table:table-cell table:style-name="Table1.A9" office:value-type="string">
            <text:p text:style-name="P14">Part III Data Management <text:span text:style-name="T12">Processes</text:span></text:p>
            <text:p text:style-name="P14"/>
            <text:p text:style-name="P20">(<text:span text:style-name="T25">2</text:span>0 pts.)</text:p>
          </table:table-cell>
          <table:table-cell table:style-name="Table1.B11" office:value-type="string">
            <text:p text:style-name="P29"><text:span text:style-name="T21">Explain a</text:span>ll the data management steps <text:span text:style-name="T21">c</text:span>learly</text:p>
            <text:list xml:id="list3759701631601450118" text:style-name="L3">
              <text:list-item>
                <text:p text:style-name="P46">Does your data come from separate files? If so, how did you merge them?</text:p>
              </text:list-item>
              <text:list-item>
                <text:p text:style-name="P47">How did you handle missing values?</text:p>
              </text:list-item>
              <text:list-item>
                <text:p text:style-name="P47">How did you handle outliers?</text:p>
              </text:list-item>
              <text:list-item>
                <text:p text:style-name="P47">Did you apply any data transformation method? </text:p>
              </text:list-item>
              <text:list-item>
                <text:p text:style-name="P47">Did you apply any scaling method?</text:p>
              </text:list-item>
            </text:list>
          </table:table-cell>
          <table:table-cell table:style-name="Table1.C9" office:value-type="string">
            <text:p text:style-name="P34"/>
          </table:table-cell>
        </table:table-row>
        <table:table-row>
          <table:table-cell table:style-name="Table1.A10" office:value-type="string">
            <text:p text:style-name="P15">Part IV Data Visualization</text:p>
            <text:p text:style-name="P15"/>
            <text:p text:style-name="P20">(20 pts.)</text:p>
          </table:table-cell>
          <table:table-cell table:style-name="Table1.B11" office:value-type="string">
            <text:p text:style-name="P9"><text:span text:style-name="T4">Visualize your data u</text:span><text:span text:style-name="T3">sing proper</text:span><text:span text:style-name="T1"> visualization techniq</text:span><text:span text:style-name="T3">ues </text:span><text:span text:style-name="T5">and explain</text:span></text:p>
            <text:list xml:id="list297924795546941254" text:style-name="L4">
              <text:list-item>
                <text:p text:style-name="P42">The relationship between each pair of the variables is properly visualized (at least 5 meaningful bivariate graphs)</text:p>
              </text:list-item>
              <text:list-item>
                <text:p text:style-name="P42">The relationship between each of the variables and the response variables is visualized (choose the best visualization technique)</text:p>
              </text:list-item>
            </text:list>
          </table:table-cell>
          <table:table-cell table:style-name="Table1.C10" office:value-type="string">
            <text:p text:style-name="P34"/>
          </table:table-cell>
        </table:table-row>
        <table:table-row>
          <table:table-cell table:style-name="Table1.A11" office:value-type="string">
            <text:p text:style-name="P16">Part V Data Analysis <text:span text:style-name="T13">and Machine Learning</text:span></text:p>
            <text:p text:style-name="P16"/>
            <text:p text:style-name="P16"><text:soft-page-break/></text:p>
            <text:p text:style-name="P16"/>
            <text:p text:style-name="P20">(<text:span text:style-name="T23">15</text:span> pts.)</text:p>
          </table:table-cell>
          <table:table-cell table:style-name="Table1.B11" office:value-type="string">
            <text:p text:style-name="P30"><text:span text:style-name="T22">Give the </text:span>statistical analysis for each of the relationships that have been visualized in part IV </text:p>
            <text:list xml:id="list119163796068421264" text:style-name="L5">
              <text:list-item>
                <text:p text:style-name="P48"><text:soft-page-break/>Relationships between categorical to numeric variables; categorical to categorical variables and/or numeric to numeric variables are given</text:p>
              </text:list-item>
              <text:list-item>
                <text:p text:style-name="P49">For each of the analysis, the null and alternative hypothesis along with the results are written clearly.</text:p>
              </text:list-item>
            </text:list>
          </table:table-cell>
          <table:table-cell table:style-name="Table1.C11" office:value-type="string">
            <text:p text:style-name="P34"/>
          </table:table-cell>
        </table:table-row>
        <table:table-row>
          <table:table-cell table:style-name="Table1.A12" office:value-type="string">
            <text:p text:style-name="P17">Part VI Machine Learning Implementation</text:p>
            <text:p text:style-name="P17"/>
            <text:p text:style-name="P20">(–- required)</text:p>
          </table:table-cell>
          <table:table-cell table:style-name="Table1.B12" office:value-type="string">
            <text:p text:style-name="P31"><text:span text:style-name="T22">Explain t</text:span>he machine learning <text:span text:style-name="T15">approach that have been used in the study </text:span>clearly</text:p>
            <text:list xml:id="list8416282715380715486" text:style-name="L6">
              <text:list-item>
                <text:p text:style-name="P39">Regression/Classification <text:span text:style-name="T14">or </text:span>Clustering?</text:p>
              </text:list-item>
              <text:list-item>
                <text:p text:style-name="P40">What is the response variable?</text:p>
              </text:list-item>
              <text:list-item>
                <text:p text:style-name="P41">Which algorithm<text:span text:style-name="T16">(s)</text:span> is used?</text:p>
              </text:list-item>
            </text:list>
          </table:table-cell>
          <table:table-cell table:style-name="Table1.C12" office:value-type="string">
            <text:p text:style-name="P34"/>
          </table:table-cell>
        </table:table-row>
        <table:table-row>
          <table:table-cell table:style-name="Table1.A16" table:number-rows-spanned="4" office:value-type="string">
            <text:p text:style-name="P17">Part VII Model <text:span text:style-name="T16">Selection and Evaluation</text:span> </text:p>
            <text:p text:style-name="P17"/>
            <text:p text:style-name="P17"/>
            <text:p text:style-name="P17"/>
            <text:p text:style-name="P17"/>
            <text:p text:style-name="P21">(<text:span text:style-name="T23">15</text:span> pts.)</text:p>
          </table:table-cell>
          <table:table-cell table:style-name="Table1.B15" office:value-type="string">
            <text:p text:style-name="P50">Explain the validation method used to evaluate the model clearly</text:p>
          </table:table-cell>
          <table:table-cell table:style-name="Table1.C15" office:value-type="string">
            <text:p text:style-name="P34"/>
          </table:table-cell>
        </table:table-row>
        <table:table-row>
          <table:covered-table-cell/>
          <table:table-cell table:style-name="Table1.B15" office:value-type="string">
            <text:p text:style-name="P35"><text:span text:style-name="T22">Explain t</text:span>he evaluation metrics <text:span text:style-name="T17">used to evaluate the model (mean squared error/ accuracy/precision/recall…) clearly</text:span></text:p>
          </table:table-cell>
          <table:table-cell table:style-name="Table1.C15" office:value-type="string">
            <text:p text:style-name="P34"/>
          </table:table-cell>
        </table:table-row>
        <table:table-row>
          <table:covered-table-cell/>
          <table:table-cell table:style-name="Table1.B15" office:value-type="string">
            <text:p text:style-name="P51">Do you think that the evaluation metrics you selected are appropriate for the problem at hand?</text:p>
          </table:table-cell>
          <table:table-cell table:style-name="Table1.C15" office:value-type="string">
            <text:p text:style-name="P34"/>
          </table:table-cell>
        </table:table-row>
        <table:table-row>
          <table:covered-table-cell/>
          <table:table-cell table:style-name="Table1.B16" office:value-type="string">
            <text:p text:style-name="P36"><text:span text:style-name="T22">Select the </text:span>features <text:span text:style-name="T22">to be included </text:span>in the model intelligently</text:p>
            <text:list xml:id="list5199299153028680545" text:style-name="L7">
              <text:list-item>
                <text:p text:style-name="P52">Which feature selection method<text:span text:style-name="T22">s</text:span> <text:span text:style-name="T17">a</text:span>re used? </text:p>
              </text:list-item>
              <text:list-item>
                <text:p text:style-name="P53">Are those methods appropriate for the features in the dataset? Any transformation <text:span text:style-name="T22">is </text:span>required prior to the feature selection process?</text:p>
              </text:list-item>
              <text:list-item>
                <text:p text:style-name="P53">How did the the model performance change? </text:p>
              </text:list-item>
              <text:list-item>
                <text:p text:style-name="P53">Which features are included in you<text:span text:style-name="T22">r</text:span> final model?</text:p>
              </text:list-item>
            </text:list>
          </table:table-cell>
          <table:table-cell table:style-name="Table1.C16" office:value-type="string">
            <text:p text:style-name="P34"/>
          </table:table-cell>
        </table:table-row>
        <table:table-row>
          <table:table-cell table:style-name="Table1.A19" table:number-rows-spanned="3" office:value-type="string">
            <text:p text:style-name="P18">Part VII<text:span text:style-name="T20">I</text:span> Results</text:p>
            <text:p text:style-name="P18"/>
            <text:p text:style-name="P18"/>
            <text:p text:style-name="P22">(30 pts.)</text:p>
          </table:table-cell>
          <table:table-cell table:style-name="Table1.B17" office:value-type="string">
            <text:p text:style-name="P25"><text:span text:style-name="T22">Explain </text:span>findings of the study in detail and clearly</text:p>
          </table:table-cell>
          <table:table-cell table:style-name="Table1.C17" office:value-type="string">
            <text:p text:style-name="P34"/>
          </table:table-cell>
        </table:table-row>
        <table:table-row>
          <table:covered-table-cell/>
          <table:table-cell table:style-name="Table1.B18" office:value-type="string">
            <text:p text:style-name="P24"><text:span text:style-name="T22">Are t</text:span>hose findings are useful in terms of discovering hidden patterns? <text:s/><text:span text:style-name="T22">Do they </text:span>provide meaningful information?</text:p>
          </table:table-cell>
          <table:table-cell table:style-name="Table1.C18" office:value-type="string">
            <text:p text:style-name="P34"/>
          </table:table-cell>
        </table:table-row>
        <table:table-row>
          <table:covered-table-cell/>
          <table:table-cell table:style-name="Table1.B19" office:value-type="string">
            <text:p text:style-name="P54">Visualize your findings elegantly. </text:p>
          </table:table-cell>
          <table:table-cell table:style-name="Table1.C19" office:value-type="string">
            <text:p text:style-name="P34"/>
          </table:table-cell>
        </table:table-row>
        <table:table-row>
          <table:table-cell table:style-name="Table1.A20" office:value-type="string">
            <text:p text:style-name="P57">P<text:span text:style-name="T26">OSTER </text:span></text:p>
            <text:p text:style-name="P57"/>
            <text:p text:style-name="P58">(–- required)</text:p>
          </table:table-cell>
          <table:table-cell table:style-name="Table1.B20" office:value-type="string">
            <text:p text:style-name="P56">Includes major points about the data and the findings. </text:p>
            <text:p text:style-name="P56">The results are presented visually.</text:p>
          </table:table-cell>
          <table:table-cell table:style-name="Table1.C20" office:value-type="string">
            <text:p text:style-name="P34"/>
          </table:table-cell>
        </table:table-row>
      </table:table>
      <text:p text:style-name="P6"/>
      <text:p text:style-name="P8">If the required parts are not fully answered, other parts will not be evaluated!</text:p>
      <text:p text:style-name="P7"><text:span text:style-name="T25">20 pts </text:span>Bonus for the originality of the study and for the elegant visualization of the finding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OpenSans" svg:font-family="OpenSans, Arial"/>
    <style:font-face style:name="OpenSymbol" svg:font-family="OpenSymbol, 'Arial Unicode MS'"/>
    <style:font-face style:name="Symbol" svg:font-family="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2z0" style:family="text"/>
    <style:style style:name="WW8Num2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2z3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3z0" style:family="text"/>
    <style:style style:name="WW8Num3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3z3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4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  <style:text-properties style:font-name="OpenSymbol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  <style:text-properties style:font-name="Open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yla Gülcü</meta:initial-creator>
    <meta:creation-date>2016-06-27T12:46:24.364848759</meta:creation-date>
    <dc:date>2017-05-07T00:40:32.289885780</dc:date>
    <meta:editing-duration>PT5H18M49S</meta:editing-duration>
    <meta:editing-cycles>70</meta:editing-cycles>
    <meta:generator>LibreOffice/5.1.6.2$Linux_X86_64 LibreOffice_project/10m0$Build-2</meta:generator>
    <meta:document-statistic meta:table-count="1" meta:image-count="0" meta:object-count="0" meta:page-count="2" meta:paragraph-count="73" meta:word-count="584" meta:character-count="3549" meta:non-whitespace-character-count="3052"/>
  </office:meta>
</office:document-meta>
</file>